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6078b"/>
    </style:style>
    <style:style style:name="P2" style:family="paragraph" style:parent-style-name="Standard">
      <style:text-properties officeooo:paragraph-rsid="00267812"/>
    </style:style>
    <style:style style:name="P3" style:family="paragraph" style:parent-style-name="Standard">
      <style:text-properties officeooo:paragraph-rsid="003080b1"/>
    </style:style>
    <style:style style:name="P4" style:family="paragraph" style:parent-style-name="Standard">
      <style:text-properties officeooo:paragraph-rsid="003206a1"/>
    </style:style>
    <style:style style:name="P5" style:family="paragraph" style:parent-style-name="Standard">
      <style:text-properties officeooo:paragraph-rsid="003260f8"/>
    </style:style>
    <style:style style:name="P6" style:family="paragraph" style:parent-style-name="Standard">
      <style:text-properties officeooo:paragraph-rsid="0032699d"/>
    </style:style>
    <style:style style:name="P7" style:family="paragraph" style:parent-style-name="Preformatted_20_Text">
      <style:text-properties officeooo:paragraph-rsid="0016078b"/>
    </style:style>
    <style:style style:name="P8" style:family="paragraph" style:parent-style-name="Standard">
      <style:text-properties officeooo:paragraph-rsid="00372abc"/>
    </style:style>
    <style:style style:name="P9" style:family="paragraph" style:parent-style-name="Standard">
      <style:text-properties officeooo:paragraph-rsid="00393662"/>
    </style:style>
    <style:style style:name="P10" style:family="paragraph" style:parent-style-name="Standard">
      <style:text-properties officeooo:paragraph-rsid="003b5bc3"/>
    </style:style>
    <style:style style:name="P11" style:family="paragraph" style:parent-style-name="Standard">
      <style:text-properties officeooo:paragraph-rsid="003d22ff"/>
    </style:style>
    <style:style style:name="P12" style:family="paragraph" style:parent-style-name="Standard">
      <style:text-properties officeooo:paragraph-rsid="003d9c39"/>
    </style:style>
    <style:style style:name="P13" style:family="paragraph" style:parent-style-name="Preformatted_20_Text">
      <style:text-properties officeooo:paragraph-rsid="0016078b"/>
    </style:style>
    <style:style style:name="P14" style:family="paragraph" style:parent-style-name="Preformatted_20_Text">
      <style:text-properties officeooo:paragraph-rsid="00393662"/>
    </style:style>
    <style:style style:name="T1" style:family="text">
      <style:text-properties officeooo:rsid="00267812"/>
    </style:style>
    <style:style style:name="T2" style:family="text">
      <style:text-properties officeooo:rsid="003080b1"/>
    </style:style>
    <style:style style:name="T3" style:family="text">
      <style:text-properties officeooo:rsid="00353ece"/>
    </style:style>
    <style:style style:name="T4" style:family="text">
      <style:text-properties officeooo:rsid="003d22ff"/>
    </style:style>
    <style:style style:name="T5" style:family="text">
      <style:text-properties officeooo:rsid="003e9c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hp artisan serve</text:p>
      <text:p text:style-name="Standard">composer install</text:p>
      <text:p text:style-name="Standard">composer global require "laravel/installer=~1.1"</text:p>
      <text:p text:style-name="Standard">php artisan serve</text:p>
      <text:p text:style-name="Standard">composer install</text:p>
      <text:p text:style-name="Standard">composer update --no-scripts</text:p>
      <text:p text:style-name="Standard">sudo rm -rf vendor/</text:p>
      <text:p text:style-name="Standard">sudo rm composer.lock</text:p>
      <text:p text:style-name="Standard">composer update</text:p>
      <text:p text:style-name="Standard">composer dump-autoload</text:p>
      <text:p text:style-name="Standard">composer update --no-scripts</text:p>
      <text:p text:style-name="Standard">php artisan key:generate</text:p>
      <text:p text:style-name="Standard">composer dump-autoload</text:p>
      <text:p text:style-name="Standard">composer install --no-scripts</text:p>
      <text:p text:style-name="Standard">composer update</text:p>
      <text:p text:style-name="Standard">php artisan clear-compiled</text:p>
      <text:p text:style-name="Standard">composer dump-autoload</text:p>
      <text:p text:style-name="Standard">cd bootstrap/cache/-&gt;rm -rf *.php</text:p>
      <text:p text:style-name="Standard">cd bootstrap/cache/</text:p>
      <text:p text:style-name="Standard">sudo rm -rf *.php</text:p>
      <text:p text:style-name="Standard">composer dump-autoload</text:p>
      <text:p text:style-name="Standard">cd ..</text:p>
      <text:p text:style-name="Standard">composer dump-autoload</text:p>
      <text:p text:style-name="Standard">php artisan serve</text:p>
      <text:p text:style-name="Standard">composer dump-autoload</text:p>
      <text:p text:style-name="Standard">composer require laravel/framework</text:p>
      <text:p text:style-name="Standard">apt-get install php-ldap</text:p>
      <text:p text:style-name="Standard">sudo apt-get install php-ldap</text:p>
      <text:p text:style-name="Standard">composer require laravel/framework</text:p>
      <text:p text:style-name="Standard">sudo apt-get install php-ldap7.4</text:p>
      <text:p text:style-name="Standard">php -v</text:p>
      <text:p text:style-name="Standard">sudo apt-get install php-ldap7.3</text:p>
      <text:p text:style-name="Standard">sudo apt-get install php-ldap-7.4</text:p>
      <text:p text:style-name="Standard">git status</text:p>
      <text:p text:style-name="Standard">git pull origin develop</text:p>
      <text:p text:style-name="Standard">git branch</text:p>
      <text:p text:style-name="Standard">git add Dev.env</text:p>
      <text:p text:style-name="Standard">git commit -m "Rajout du .env pour exemple"</text:p>
      <text:p text:style-name="Standard">git push origin develop</text:p>
      <text:p text:style-name="Standard">composer require laravel/framework</text:p>
      <text:p text:style-name="Standard">composer update</text:p>
      <text:p text:style-name="Standard">git checkout -b droits_docs</text:p>
      <text:p text:style-name="Standard">git branch</text:p>
      <text:p text:style-name="Standard">composer update</text:p>
      <text:p text:style-name="Standard">sudo apt-get install ext-gd</text:p>
      <text:p text:style-name="Standard">sudo apt-get install php7.3-gd</text:p>
      <text:p text:style-name="Standard">composer update</text:p>
      <text:p text:style-name="Standard">composer install --ignore-platform-reqs</text:p>
      <text:p text:style-name="Standard">composer require phpoffice/phpspreadsheet</text:p>
      <text:p text:style-name="Standard">composer dump-autoload</text:p>
      <text:p text:style-name="Standard">php artisan migrate</text:p>
      <text:p text:style-name="Standard"><text:span text:style-name="Source_20_Text">sudo apt-get install php-mysql</text:span></text:p>
      <text:p text:style-name="Standard"><text:soft-page-break/><text:span text:style-name="Source_20_Text">php artisan key:generate</text:span></text:p>
      <text:p text:style-name="Standard"><text:span text:style-name="Source_20_Text">Run php artisan key:generate</text:span></text:p>
      <text:p text:style-name="Standard"><text:span text:style-name="Source_20_Text">php artisan migrate</text:span></text:p>
      <text:p text:style-name="Standard"><text:span text:style-name="Source_20_Text">sudo apt-get install php-mysql</text:span></text:p>
      <text:p text:style-name="Standard"><text:span text:style-name="Source_20_Text">php artisan migrate</text:span></text:p>
      <text:p text:style-name="Standard"><text:span text:style-name="Source_20_Text">sudo mysql -u root</text:span></text:p>
      <text:p text:style-name="Standard"><text:span text:style-name="Source_20_Text">sudo apt install mysql-server</text:span></text:p>
      <text:p text:style-name="Standard"><text:span text:style-name="Source_20_Text">sudo mysql -u root</text:span></text:p>
      <text:p text:style-name="Standard"><text:span text:style-name="Source_20_Text">sudo systemctl start mysql</text:span></text:p>
      <text:p text:style-name="Standard"><text:span text:style-name="Source_20_Text">apt show mysql-server</text:span></text:p>
      <text:p text:style-name="Standard"><text:span text:style-name="Source_20_Text">sudo mysql -u root</text:span></text:p>
      <text:p text:style-name="Standard"><text:span text:style-name="Source_20_Text">apt show mysql-server</text:span></text:p>
      <text:p text:style-name="Standard"><text:span text:style-name="Source_20_Text">sudo apt-get install php-mysql</text:span></text:p>
      <text:p text:style-name="Standard"><text:span text:style-name="Source_20_Text">sudo apt-get install mysql-server</text:span></text:p>
      <text:p text:style-name="Standard"><text:span text:style-name="Source_20_Text">sudo apt autoremove --purge mysql\* mariadb\*</text:span></text:p>
      <text:p text:style-name="Standard"><text:span text:style-name="Source_20_Text">sudo apt install mysql-server</text:span></text:p>
      <text:p text:style-name="Standard"><text:span text:style-name="Source_20_Text">sudo apt install apache2</text:span></text:p>
      <text:p text:style-name="Standard"><text:span text:style-name="Source_20_Text">sudo service apache2 start</text:span></text:p>
      <text:p text:style-name="Standard"><text:span text:style-name="Source_20_Text">sudo apt install php php-gettext libapache2-mod-php</text:span></text:p>
      <text:p text:style-name="Standard"><text:span text:style-name="Source_20_Text">sudo apt install mysql-server</text:span></text:p>
      <text:p text:style-name="Standard"><text:span text:style-name="Source_20_Text">sudo apt-get install php-mysql</text:span></text:p>
      <text:p text:style-name="Standard"><text:span text:style-name="Source_20_Text">sudo apt install mysql-server</text:span></text:p>
      <text:p text:style-name="Standard"><text:span text:style-name="Source_20_Text">sudo apt-get purge mysql*</text:span></text:p>
      <text:p text:style-name="Standard"><text:span text:style-name="Source_20_Text">sudo apt-get clean</text:span></text:p>
      <text:p text:style-name="Standard"><text:span text:style-name="Source_20_Text">sudo apt-get autoremove</text:span></text:p>
      <text:p text:style-name="Standard"><text:span text:style-name="Source_20_Text">sudo apt-get autoclean</text:span></text:p>
      <text:p text:style-name="Standard"><text:span text:style-name="Source_20_Text">sudo apt-get update</text:span></text:p>
      <text:p text:style-name="Standard"><text:span text:style-name="Source_20_Text">sudo apt-get install mysql-client-core-5.5 mysql-server libmysqlclient-dev</text:span></text:p>
      <text:p text:style-name="Standard"><text:span text:style-name="Source_20_Text">sudo apt-get update</text:span></text:p>
      <text:p text:style-name="Standard"><text:span text:style-name="Source_20_Text">sudo apt-get upgrade</text:span></text:p>
      <text:p text:style-name="Standard"><text:span text:style-name="Source_20_Text">sudo apt-get install mysql-client mysql-server libmysqlclient-dev</text:span></text:p>
      <text:p text:style-name="Standard"><text:span text:style-name="Source_20_Text">sudo -i </text:span></text:p>
      <text:p text:style-name="Standard"><text:span text:style-name="Source_20_Text">sudo apt-get update &amp;&amp; sudo apt-get dist-upgrade</text:span></text:p>
      <text:p text:style-name="Standard"><text:span text:style-name="Source_20_Text">sudo apt-get install mysql-server</text:span></text:p>
      <text:p text:style-name="Standard"><text:span text:style-name="Source_20_Text">sudo apt-get remove --purge mysql-server</text:span></text:p>
      <text:p text:style-name="Standard"><text:span text:style-name="Source_20_Text">sudo apt-get install mysql-server</text:span></text:p>
      <text:p text:style-name="Standard"><text:span text:style-name="Source_20_Text">sudo apt-get -f install</text:span></text:p>
      <text:p text:style-name="Standard"><text:span text:style-name="Source_20_Text">export TERM=xterm</text:span></text:p>
      <text:p text:style-name="Standard"><text:span text:style-name="Source_20_Text">sudo apt-get install mysql-server</text:span></text:p>
      <text:p text:style-name="Standard"><text:span text:style-name="Source_20_Text">sudo apt-get install mysql-server-5.6</text:span></text:p>
      <text:p text:style-name="Standard"><text:span text:style-name="Source_20_Text">sudo apt install mysql-server</text:span></text:p>
      <text:p text:style-name="Standard"><text:span text:style-name="Source_20_Text">sudo mysql_secure_installation</text:span></text:p>
      <text:p text:style-name="Standard"><text:span text:style-name="Source_20_Text">mysql -u root -p</text:span></text:p>
      <text:p text:style-name="Standard"><text:span text:style-name="Source_20_Text">sudo apt-get install mysql-server</text:span></text:p>
      <text:p text:style-name="Standard"><text:span text:style-name="Source_20_Text">sudo apt install mariadb-server</text:span></text:p>
      <text:p text:style-name="Standard"><text:span text:style-name="Source_20_Text">sudo apt-cache search mysql-server</text:span></text:p>
      <text:p text:style-name="Standard"><text:span text:style-name="Source_20_Text">sudo apt update </text:span></text:p>
      <text:p text:style-name="Standard"><text:span text:style-name="Source_20_Text">sudo apt install mysql-server</text:span></text:p>
      <text:p text:style-name="Standard"><text:span text:style-name="Source_20_Text">sudo apt-get -f install</text:span></text:p>
      <text:p text:style-name="P1"><text:span text:style-name="Source_20_Text">sudo mysql -u root</text:span></text:p>
      <text:p text:style-name="P7"><text:span text:style-name="Source_20_Text">USE mysql;</text:span></text:p>
      <text:p text:style-name="P1"><text:span text:style-name="Source_20_Text">UPDATE user SET plugin='' WHERE User='root';</text:span></text:p>
      <text:p text:style-name="P1"><text:soft-page-break/><text:span text:style-name="Source_20_Text">FLUSH PRIVILEGES;</text:span></text:p>
      <text:p text:style-name="P7"><text:span text:style-name="Source_20_Text">exit;</text:span></text:p>
      <text:p text:style-name="P1"><text:span text:style-name="Source_20_Text">sudo service mysql restart</text:span></text:p>
      <text:p text:style-name="P1"><text:span text:style-name="Source_20_Text">sudo apt install phpmyadmin</text:span></text:p>
      <text:p text:style-name="P1"><text:span text:style-name="Source_20_Text">sudo apt-get install php-twig</text:span></text:p>
      <text:p text:style-name="P1"><text:span text:style-name="Source_20_Text">sudo apt-get install php-bz2</text:span></text:p>
      <text:p text:style-name="P1"><text:span text:style-name="Source_20_Text">sudo apt-get install php-tcpdf</text:span></text:p>
      <text:p text:style-name="P1"><text:span text:style-name="Source_20_Text">sudo apt-get install php-zip</text:span></text:p>
      <text:p text:style-name="P1"><text:span text:style-name="Source_20_Text">sudo apt install phpmyadmin</text:span></text:p>
      <text:p text:style-name="P1"><text:span text:style-name="Source_20_Text">sudo service apache2 restart</text:span></text:p>
      <text:p text:style-name="P7"><text:span text:style-name="Source_20_Text">php artisan migrate</text:span></text:p>
      <text:p text:style-name="P1"><text:span text:style-name="Source_20_Text">sudo mysql -u root</text:span></text:p>
      <text:p text:style-name="P1"><text:span text:style-name="Source_20_Text">USE mysql;</text:span></text:p>
      <text:p text:style-name="P1"><text:span text:style-name="Source_20_Text">CREATE DATABASE espace_doc;</text:span></text:p>
      <text:p text:style-name="P2"><text:span text:style-name="Source_20_Text"><text:span text:style-name="T1">exit ;</text:span></text:span></text:p>
      <text:p text:style-name="P2"><text:span text:style-name="Source_20_Text">php artisan migrate</text:span></text:p>
      <text:p text:style-name="P2"><text:span text:style-name="Source_20_Text">php artisan config:clear</text:span></text:p>
      <text:p text:style-name="P2"><text:span text:style-name="Source_20_Text">php artisan serve</text:span></text:p>
      <text:p text:style-name="P2"><text:span text:style-name="Source_20_Text">php artisan migrate</text:span></text:p>
      <text:p text:style-name="P2"><text:span text:style-name="Source_20_Text">php artisan config:clear</text:span></text:p>
      <text:p text:style-name="P2"><text:span text:style-name="Source_20_Text">php artisan serve</text:span></text:p>
      <text:p text:style-name="P2"><text:span text:style-name="Source_20_Text">sudo apt install phpmyadmin</text:span></text:p>
      <text:p text:style-name="P2"><text:span text:style-name="Source_20_Text">sudo apt-get install phpmyadmin</text:span></text:p>
      <text:p text:style-name="P2"><text:span text:style-name="Source_20_Text">apt-get install php-twig</text:span></text:p>
      <text:p text:style-name="P2"><text:span text:style-name="Source_20_Text">sudo apt-get install php-twig</text:span></text:p>
      <text:p text:style-name="P2"><text:span text:style-name="Source_20_Text">php-twig -v</text:span></text:p>
      <text:p text:style-name="P2"><text:span text:style-name="Source_20_Text">php-twig -version</text:span></text:p>
      <text:p text:style-name="P2"><text:span text:style-name="Source_20_Text">sudo apt-get update </text:span></text:p>
      <text:p text:style-name="P2"><text:span text:style-name="Source_20_Text">sudo apt-get dist-upgrade</text:span></text:p>
      <text:p text:style-name="P2"><text:span text:style-name="Source_20_Text">sudo apt-get dist-upgrade</text:span></text:p>
      <text:p text:style-name="P2"><text:span text:style-name="Source_20_Text">apt-get install -f --reinstall apache2</text:span></text:p>
      <text:p text:style-name="P2"><text:span text:style-name="Source_20_Text">sudo apt-get install -f --reinstall apache2</text:span></text:p>
      <text:p text:style-name="P2"><text:span text:style-name="Source_20_Text">sudo apt-get install phpmyadmin</text:span></text:p>
      <text:p text:style-name="P2"><text:span text:style-name="Source_20_Text">php artisan serve</text:span></text:p>
      <text:p text:style-name="P2"><text:span text:style-name="Source_20_Text">php artisan db:seed</text:span></text:p>
      <text:p text:style-name="P2"><text:span text:style-name="Source_20_Text">php artisan serve</text:span></text:p>
      <text:p text:style-name="P2"><text:span text:style-name="Source_20_Text">php artisan db:seed</text:span></text:p>
      <text:p text:style-name="P2"><text:span text:style-name="Source_20_Text">php artisan initialize</text:span></text:p>
      <text:p text:style-name="P3"><text:span text:style-name="Source_20_Text">sudo mysql -u root</text:span></text:p>
      <text:p text:style-name="P3"><text:span text:style-name="Source_20_Text">USE mysql;</text:span></text:p>
      <text:p text:style-name="P3"><text:span text:style-name="Source_20_Text"><text:span text:style-name="T2">DROP</text:span></text:span><text:span text:style-name="Source_20_Text"> DATABASE espace_doc;</text:span></text:p>
      <text:p text:style-name="P4"><text:span text:style-name="Source_20_Text">CREATE DATABASE espace_doc;</text:span></text:p>
      <text:p text:style-name="P3"><text:span text:style-name="Source_20_Text"><text:span text:style-name="T1">exit ;</text:span></text:span></text:p>
      <text:p text:style-name="P5"><text:span text:style-name="Source_20_Text">php artisan migrate</text:span></text:p>
      <text:p text:style-name="P5"><text:span text:style-name="Source_20_Text">php artisan config:clear</text:span></text:p>
      <text:p text:style-name="P6"><text:span text:style-name="Source_20_Text">php artisan initialize</text:span></text:p>
      <text:p text:style-name="P5"><text:span text:style-name="Source_20_Text">php artisan serve</text:span></text:p>
      <text:p text:style-name="P7"><text:span text:style-name="Source_20_Text"><text:span text:style-name="T3">sudo </text:span></text:span><text:span text:style-name="Source_20_Text">apt-get install -t buster-backports php-twig</text:span></text:p>
      <text:p text:style-name="P8"><text:span text:style-name="Source_20_Text">sudo apt-get install phpmyadmin</text:span></text:p>
      <text:p text:style-name="P9"><text:span text:style-name="Source_20_Text">php artisan serve</text:span></text:p>
      <text:p text:style-name="P9"><text:a xlink:type="simple" xlink:href="http://127.0.0.1/phpmyadmin/" text:style-name="Internet_20_link" text:visited-style-name="Visited_20_Internet_20_Link"><text:span text:style-name="Source_20_Text">http://127.0.0.1/phpmyadmin/</text:span></text:a></text:p>
      <text:p text:style-name="P11"><text:span text:style-name="Source_20_Text"><text:span text:style-name="T4">sudo nano </text:span></text:span><text:span text:style-name="Source_20_Text">/etc/phpmyadmin/config.inc.php</text:span><text:span text:style-name="Source_20_Text"><text:span text:style-name="T4"> </text:span></text:span></text:p>
      <text:p text:style-name="P14"><text:span text:style-name="Source_20_Text">$cfg['Servers'][$i]['AllowNoPassword'] = TRUE </text:span><text:span text:style-name="Source_20_Text"><text:span text:style-name="T5">(x2)</text:span></text:span></text:p>
      <text:p text:style-name="P10"><text:span text:style-name="Source_20_Text">sudo service apache2 restart</text:span></text:p>
      <text:p text:style-name="P12"><text:soft-page-break/><text:span text:style-name="Source_20_Text">sudo service mysql restart</text:span></text:p>
      <text:p text:style-name="P12"><text:span text:style-name="Source_20_Text"/></text:p>
      <text:p text:style-name="P12"><text:span text:style-name="Source_20_Text"/></text:p>
      <text:p text:style-name="P10"><text:span text:style-name="Source_20_Text"/></text:p>
      <text:p text:style-name="P10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2T17:09:19.897303302</meta:creation-date>
    <dc:date>2021-11-04T14:53:44.198875218</dc:date>
    <meta:editing-duration>PT3H9M17S</meta:editing-duration>
    <meta:editing-cycles>33</meta:editing-cycles>
    <meta:generator>LibreOffice/6.1.5.2$Linux_X86_64 LibreOffice_project/10$Build-2</meta:generator>
    <meta:document-statistic meta:table-count="0" meta:image-count="0" meta:object-count="0" meta:page-count="4" meta:paragraph-count="159" meta:word-count="545" meta:character-count="3979" meta:non-whitespace-character-count="3597"/>
  </office:meta>
</office:document-meta>
</file>